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260" officeooo:paragraph-rsid="0014f260"/>
    </style:style>
    <style:style style:name="P2" style:family="paragraph" style:parent-style-name="Standard">
      <style:text-properties officeooo:rsid="001692f0" officeooo:paragraph-rsid="001692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ini Project </text:p>
      <text:p text:style-name="P1"/>
      <text:p text:style-name="P1">Research paper https://ieeexplore.ieee.org/document/9556632</text:p>
      <text:p text:style-name="P1"/>
      <text:p text:style-name="P1">Dataset <text:a xlink:type="simple" xlink:href="https://www.kaggle.com/datasets/debasisdotcom/parkinson-disease-detection" text:style-name="Internet_20_link" text:visited-style-name="Visited_20_Internet_20_Link">https://www.kaggle.com/datasets/debasisdotcom/parkinson-disease-detection</text:a></text:p>
      <text:p text:style-name="P1"/>
      <text:p text:style-name="P2">Lab </text:p>
      <text:p text:style-name="P2"/>
      <text:p text:style-name="P2">Dataset https://www.kaggle.com/datasets/rakkesharv/spotify-top-10000-streamed-song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20:21:01.621558351</meta:creation-date>
    <dc:date>2023-01-25T20:27:09.899631170</dc:date>
    <meta:editing-duration>PT6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0" meta:character-count="240" meta:non-whitespace-character-count="233"/>
  </office:meta>
</office:document-meta>
</file>